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Standard">
      <style:paragraph-properties fo:margin-left="0cm" fo:margin-right="0cm" fo:margin-top="0.212cm" fo:margin-bottom="0.212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</text:p>
      <text:p text:style-name="P2"/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423cm" fo:margin-bottom="0.106cm" fo:text-align="center" style:justify-single-word="false" fo:text-indent="0cm" style:auto-text-indent="false" fo:keep-with-next="always"/>
      <style:text-properties style:font-name="Arial Black" fo:font-size="28pt" style:letter-kerning="true" style:font-size-asian="28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ÍNDICE</dc:title>
    <meta:initial-creator>Ángel Millán</meta:initial-creator>
    <meta:creation-date>2007-10-12T09:00:00</meta:creation-date>
    <dc:creator>Ángel Millán</dc:creator>
    <dc:date>2007-10-12T09:03:00</dc:date>
    <dc:language>es-ES</dc:language>
    <meta:editing-cycles>1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" meta:character-count="29"/>
  </office:meta>
</office:document-meta>
</file>